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ccount Set-Up: </text:p>
      <text:list xml:id="list7056363720533967708" text:style-name="L1">
        <text:list-item>
          <text:p text:style-name="P1">make new accounts</text:p>
        </text:list-item>
        <text:list-item>
          <text:p text:style-name="P1">users can turn fields in the member template on/off to customize the member template to their group</text:p>
          <text:list>
            <text:list-item>
              <text:p text:style-name="P1">member types (e.g. youth/adult) </text:p>
            </text:list-item>
            <text:list-item>
              <text:p text:style-name="P1">ranks, set-up ranks, no ranks</text:p>
            </text:list-item>
            <text:list-item>
              <text:p text:style-name="P1">parent/guardian information fields yes/no </text:p>
            </text:list-item>
            <text:list-item>
              <text:p text:style-name="P1">custom fields with text input up to 500 characters </text:p>
            </text:list-item>
          </text:list>
        </text:list-item>
        <text:list-item>
          <text:p text:style-name="P1">account owner must be able to reset log-ins and passwords for all five log-ins on the account in case they need to change access </text:p>
        </text:list-item>
        <text:list-item>
          <text:p text:style-name="P1">account owner needs to provide contact information so the product owner can contact them is something goes wrong with their account</text:p>
        </text:list-item>
      </text:list>
      <text:p text:style-name="Standard"/>
      <text:p text:style-name="Standard">Membership: </text:p>
      <text:list xml:id="list800141851946907907" text:style-name="L2">
        <text:list-item>
          <text:p text:style-name="P2">user can input member information </text:p>
        </text:list-item>
        <text:list-item>
          <text:p text:style-name="P2">generate roster of all members sorted by group, member type or alphabetically </text:p>
        </text:list-item>
      </text:list>
      <text:p text:style-name="Standard"/>
      <text:p text:style-name="Standard">Group Organization: </text:p>
      <text:list xml:id="list4577686196790152430" text:style-name="L3">
        <text:list-item>
          <text:p text:style-name="P3">user can create groups to sort members</text:p>
        </text:list-item>
        <text:list-item>
          <text:p text:style-name="P3">user can add individual members to groups </text:p>
          <text:list>
            <text:list-item>
              <text:p text:style-name="P3">members can be in more than one group at a time </text:p>
            </text:list-item>
          </text:list>
        </text:list-item>
        <text:list-item>
          <text:p text:style-name="P3">generate roster of all groups sorted alphabetically</text:p>
        </text:list-item>
        <text:list-item>
          <text:p text:style-name="P3">generate roster for an individual group</text:p>
        </text:list-item>
      </text:list>
      <text:p text:style-name="Standard"/>
      <text:p text:style-name="Standard">Project Organization: </text:p>
      <text:list xml:id="list3621602946850948850" text:style-name="L4">
        <text:list-item>
          <text:p text:style-name="P4">user can create projects for members to work on </text:p>
          <text:list>
            <text:list-item>
              <text:p text:style-name="P4">standard project template: </text:p>
              <text:list>
                <text:list-item>
                  <text:p text:style-name="P4">project name</text:p>
                </text:list-item>
                <text:list-item>
                  <text:p text:style-name="P4">end date/deadline</text:p>
                </text:list-item>
                <text:list-item>
                  <text:p text:style-name="P4">project requirements</text:p>
                </text:list-item>
                <text:list-item>
                  <text:p text:style-name="P4">leader reminders</text:p>
                </text:list-item>
                <text:list-item>
                  <text:p text:style-name="P4">leader contact for reminders</text:p>
                </text:list-item>
                <text:list-item>
                  <text:p text:style-name="P4">notes </text:p>
                </text:list-item>
              </text:list>
            </text:list-item>
          </text:list>
        </text:list-item>
        <text:list-item>
          <text:p text:style-name="P4">user can add or remove members and/or groups from projects</text:p>
        </text:list-item>
        <text:list-item>
          <text:p text:style-name="P4">project can be marked as complete even if all requirements are not complete; projects are automatically are marked as complete when all members on the project have completed all requirements</text:p>
        </text:list-item>
        <text:list-item>
          <text:p text:style-name="P4">each requirement displays a list of members and groups on the project in an expandable menu, so that each member who has completed the requirement can be marked as having completed it</text:p>
        </text:list-item>
        <text:list-item>
          <text:p text:style-name="P4">each requirement should display a count of how many members on the project have completed it (e.g. 4/10)</text:p>
        </text:list-item>
        <text:list-item>
          <text:p text:style-name="P4">a requirement is automatically marked as complete if all members have completed the requirement</text:p>
        </text:list-item>
        <text:list-item>
          <text:p text:style-name="P4">app sends reminders to leader contacts for project</text:p>
          <text:list>
            <text:list-item>
              <text:p text:style-name="P4">ability to select which leaders get reminders for the project in project settings</text:p>
            </text:list-item>
            <text:list-item>
              <text:p text:style-name="P4">more than one leader can get reminders </text:p>
            </text:list-item>
          </text:list>
        </text:list-item>
        <text:list-item>
          <text:p text:style-name="P4"><text:soft-page-break/>generate project summaries </text:p>
          <text:list>
            <text:list-item>
              <text:p text:style-name="P4">project name, when completed or marked as complete</text:p>
            </text:list-item>
            <text:list-item>
              <text:p text:style-name="P4">which members completed which requirements</text:p>
            </text:list-item>
            <text:list-item>
              <text:p text:style-name="P4">all members assigned to project and groups members are in</text:p>
            </text:list-item>
            <text:list-item>
              <text:p text:style-name="P4">project notes </text:p>
            </text:list-item>
          </text:list>
        </text:list-item>
      </text:list>
      <text:p text:style-name="Standard"/>
      <text:p text:style-name="Standard">Event Organization: </text:p>
      <text:list xml:id="list5057689739987710409" text:style-name="L5">
        <text:list-item>
          <text:p text:style-name="P5">user can create events for members to attend</text:p>
        </text:list-item>
        <text:list-item>
          <text:p text:style-name="P5">user can link projects to events</text:p>
        </text:list-item>
        <text:list-item>
          <text:p text:style-name="P5">user can add or remove members and/or groups to events</text:p>
        </text:list-item>
        <text:list-item>
          <text:p text:style-name="P5">user can mark which members attended the event after the event end date</text:p>
        </text:list-item>
        <text:list-item>
          <text:p text:style-name="P5">app sends reminders to leader contacts for event</text:p>
          <text:list>
            <text:list-item>
              <text:p text:style-name="P5">ability to select which leaders get reminders for the project in project settings</text:p>
            </text:list-item>
            <text:list-item>
              <text:p text:style-name="P5">more than one leader can get reminders </text:p>
            </text:list-item>
          </text:list>
        </text:list-item>
        <text:list-item>
          <text:p text:style-name="P5">create event summaries</text:p>
          <text:list>
            <text:list-item>
              <text:p text:style-name="P5">event name, start and end dates</text:p>
            </text:list-item>
            <text:list-item>
              <text:p text:style-name="P5">members who attended the event</text:p>
            </text:list-item>
            <text:list-item>
              <text:p text:style-name="P5">projects assigned to the event</text:p>
              <text:list>
                <text:list-item>
                  <text:p text:style-name="P5">alert user to update projects before creating event summary</text:p>
                </text:list-item>
                <text:list-item>
                  <text:p text:style-name="P5">generate abbreviated project summary</text:p>
                  <text:list>
                    <text:list-item>
                      <text:p text:style-name="P5">project name </text:p>
                    </text:list-item>
                    <text:list-item>
                      <text:p text:style-name="P5">project requirements that are complete</text:p>
                    </text:list-item>
                    <text:list-item>
                      <text:p text:style-name="P5">completion counts (x/x) for incomplete requirements</text:p>
                    </text:list-item>
                  </text:list>
                </text:list-item>
              </text:list>
            </text:list-item>
            <text:list-item>
              <text:p text:style-name="P5">event notes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12T13:06:53.80</meta:creation-date>
    <meta:document-statistic meta:table-count="0" meta:image-count="0" meta:object-count="0" meta:page-count="2" meta:paragraph-count="58" meta:word-count="501" meta:character-count="2857"/>
    <dc:date>2015-10-12T13:46:05.32</dc:date>
    <meta:editing-duration>PT8M31S</meta:editing-duration>
    <meta:editing-cycles>1</meta:editing-cycles>
    <meta:generator>OpenOffice/4.1.1$Win32 OpenOffice.org_project/411m6$Build-9775</meta:generator>
  </office:meta>
</office:document-meta>
</file>